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officeooo:paragraph-rsid="00167635"/>
    </style:style>
    <style:style style:name="P3" style:family="paragraph" style:parent-style-name="Text_20_body">
      <style:paragraph-properties fo:text-align="justify" style:justify-single-word="false"/>
      <style:text-properties fo:font-weight="normal" officeooo:paragraph-rsid="00167635"/>
    </style:style>
    <style:style style:name="P4" style:family="paragraph" style:parent-style-name="Text_20_body">
      <style:text-properties fo:font-size="14pt" style:text-underline-style="solid" style:text-underline-width="auto" style:text-underline-color="font-color" fo:font-weight="bold" officeooo:paragraph-rsid="00167635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7755b" officeooo:paragraph-rsid="0017755b"/>
    </style:style>
    <style:style style:name="P6" style:family="paragraph" style:parent-style-name="Text_20_body">
      <style:text-properties officeooo:rsid="00197122" officeooo:paragraph-rsid="00197122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67635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bold" officeooo:paragraph-rsid="00167635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font-name="Arial" fo:font-size="14.25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blinking="false" fo:background-color="transparent" loext:char-shading-value="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67635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167635" style:font-size-asian="14pt" style:font-weight-asian="bold" style:font-size-complex="14pt" style:font-weight-complex="bold"/>
    </style:style>
    <style:style style:name="T8" style:family="text">
      <style:text-properties fo:font-size="12pt" style:text-underline-style="none" fo:font-weight="normal" officeooo:rsid="0017755b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bookmark text:name="docs-internal-guid-e044f572-20eb-b610-06a5-0e8622e368ee"/>Índice</text:p>
      <text:p text:style-name="P7">Hipótesis y Aclaraciones Globales……………...........................................................................</text:p>
      <text:p text:style-name="P7">Problemas Relevantes……........................................................................................................</text:p>
      <text:p text:style-name="P7">Archivo README.. ....................................................................................................................</text:p>
      <text:p text:style-name="P7">Hoja de ruta de prueba “camino feliz” .......................................................................................</text:p>
      <text:p text:style-name="P7">Listado de Nuevas Funciones y/o Comandos Auxiliares….....................................................</text:p>
      <text:p text:style-name="P7">Listado de DATOS…………………………………………………………………………………....</text:p>
      <text:p text:style-name="P7">Listado de Nuevos Archivos………………………………………………………………………..</text:p>
      <text:p text:style-name="P7">Apéndice...............................................................................................................................</text:p>
      <text:p text:style-name="P7">Enunciado – Tema H……........................................................................................................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">Hipótesis y aclaraciones globales</text:span><text:span text:style-name="T2">:</text:span></text:p>
      <text:p text:style-name="P7">- Supusimos que los nombres de los directorios no contienen espacios.</text:p>
      <text:p text:style-name="P1"><text:line-break/><text:line-break/><text:line-break/><text:line-break/><text:line-break/><text:line-break/></text:p>
      <text:p text:style-name="P10"><text:span text:style-name="T1">Problemas relevantes</text:span><text:span text:style-name="T2">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6">A</text:span><text:span text:style-name="T7">rchivo R</text:span><text:span text:style-name="T6">EADME</text:span>:</text:p>
      <text:p text:style-name="P2"><text:line-break/><text:span text:style-name="T5">#################################################################################</text:span></text:p>
      <text:p text:style-name="P2"><text:span text:style-name="T5">FIUBA - 75.08 - Sistemas Operativos - Primer Cuatrimestre 2015</text:span></text:p>
      <text:p text:style-name="P2"><text:span text:style-name="T5">GRUPO N° 4</text:span></text:p>
      <text:p text:style-name="P2"><text:span text:style-name="T5"># Aller, Juan Maria</text:span></text:p>
      <text:p text:style-name="P2"><text:span text:style-name="T5"># Arroyo, Hernan</text:span></text:p>
      <text:p text:style-name="P2"><text:span text:style-name="T5"># de Valais, Ezequiel</text:span></text:p>
      <text:p text:style-name="P2"><text:span text:style-name="T5"># Grillo, Ezequiel</text:span></text:p>
      <text:p text:style-name="P2"><text:span text:style-name="T5"># Nery, Francisco</text:span></text:p>
      <text:p text:style-name="P2"><text:span text:style-name="T5"># Solotun, Roberto </text:span></text:p>
      <text:p text:style-name="P2"><text:span text:style-name="T5">#################################################################################</text:span></text:p>
      <text:p text:style-name="P2"><text:span text:style-name="T5">Pasos a seguir en la instalación y ejecución del programa SisProH</text:span></text:p>
      <text:p text:style-name="P2"><text:span text:style-name="T5">#################################################################################</text:span></text:p>
      <text:p text:style-name="P2"><text:span text:style-name="T5">1- Insertar el dispositivo de almacenamiento con el contenido del tp (pen drive, cd, etc).</text:span></text:p>
      <text:p text:style-name="P2"><text:span text:style-name="T5">2- Ubicarse en el directorio donde se desea instalar el programa.</text:span></text:p>
      <text:p text:style-name="P2"><text:span text:style-name="T5">3- Copiar el archivo Grupo4H.tar.gz en el directorio mencionado anteriormente.</text:span></text:p>
      <text:p text:style-name="P2"><text:span text:style-name="T5">4- Descomprimir el archivo Grupo4H.tar.gz. </text:span></text:p>
      <text:p text:style-name="P2"><text:span text:style-name="T5">5. Se creará un nuevo comprimido, el cual descomprimiremos de la misma forma que en el paso anterior.</text:span></text:p>
      <text:p text:style-name="P2"><text:span text:style-name="T5">6. Luego de esto, se habrá creado la carpeta Grupo4H, la cual es la base del programa.</text:span></text:p>
      <text:p text:style-name="P2"><text:span text:style-name="T5">7. Para instalar el programa, se deberá ir a la ruta de esta carpeta base mediante la consola y ejecutar el instalador:</text:span></text:p>
      <text:p text:style-name="P2"><text:span text:style-name="T5"></text:span></text:p>
      <text:p text:style-name="P2"><text:span text:style-name="T5">$ cd [ruta_programa]</text:span></text:p>
      <text:p text:style-name="P2"><text:span text:style-name="T5">$ cd Grupo4H</text:span></text:p>
      <text:p text:style-name="P2"><text:span text:style-name="T5">$ sh InsPro.sh</text:span></text:p>
      <text:p text:style-name="P2"><text:span text:style-name="T5"></text:span></text:p>
      <text:p text:style-name="P3"><text:span text:style-name="T5">8. Luego de haber seguido los pasos indicados en el instalador, si este finalizó correctamente, se habrán creado varias carpetas útiles . Para el funcionamiento correcto del programa (no se debe </text:span><text:soft-page-break/><text:span text:style-name="T5">cambiar su nombre en ningun momento, de surgir algún problema se recomienda reinstalar el programa y comenzar de nuevo).</text:span></text:p>
      <text:p text:style-name="P2"><text:span text:style-name="T5"></text:span></text:p>
      <text:p text:style-name="P2"><text:span text:style-name="T5">9. Dirigirse a la carpeta definida para los ejecutables (por defecto /bin):</text:span></text:p>
      <text:p text:style-name="P2"><text:span text:style-name="T5"></text:span></text:p>
      <text:p text:style-name="P2"><text:span text:style-name="T5">$ cd bin</text:span></text:p>
      <text:p text:style-name="P2"><text:span text:style-name="T5"></text:span></text:p>
      <text:p text:style-name="P2"><text:span text:style-name="T5">10. Correr con punto para que las variables queden en el ambiente actual a IniPro.sh:</text:span></text:p>
      <text:p text:style-name="P2"><text:span text:style-name="T5"></text:span></text:p>
      <text:p text:style-name="P2"><text:span text:style-name="T5">$ . IniPro.sh</text:span><text:line-break/><text:line-break/><text:lin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4">Hoja de ruta de prueba “camino feliz”</text:span>:</text:p>
      <text:p text:style-name="P7"/>
      <text:p text:style-name="P5">A <text:s/>– Últimas 30 lineas de InsPro.log</text:p>
      <text:p text:style-name="P5">2015-05-04_19-29-03 - INF - alumnos - InsPro - Directorio de recepción de documentos para protocolización: novedades</text:p>
      <text:p text:style-name="P5">2015-05-04_19-29-03 - INF - alumnos - InsPro - Espacio mínimo libre para arribos: 100 Mb</text:p>
      <text:p text:style-name="P5">2015-05-04_19-29-03 - INF - alumnos - InsPro - Directorio de Archivos Aceptados: a_protocolizar</text:p>
      <text:p text:style-name="P5">2015-05-04_19-29-03 - INF - alumnos - InsPro - Directorio de Archivos Rechazados: rechazados</text:p>
      <text:p text:style-name="P5">2015-05-04_19-29-03 - INF - alumnos - InsPro - Directorio de Archivos Protocolizados: protocolizados</text:p>
      <text:p text:style-name="P5">2015-05-04_19-29-03 - INF - alumnos - InsPro - Directorio para informes y estadísticas: informes</text:p>
      <text:p text:style-name="P5">2015-05-04_19-29-03 - INF - alumnos - InsPro - Nombre para el repositorio de duplicados: dup</text:p>
      <text:p text:style-name="P5">2015-05-04_19-29-03 - INF - alumnos - InsPro - Directorio para Archivos de Log: log</text:p>
      <text:p text:style-name="P5">2015-05-04_19-29-03 - INF - alumnos - InsPro - Tamaño máximo para los archivos de log del sistema: 400 Kb</text:p>
      <text:p text:style-name="P5">2015-05-04_19-29-03 - INF - alumnos - InsPro - Estado de la instalacion: LISTA</text:p>
      <text:p text:style-name="P5">2015-05-04_19-29-03 - INF - alumnos - InsPro - Inicia la instalacion? (S - N)</text:p>
      <text:p text:style-name="P5">2015-05-04_19-29-05 - INF - alumnos - InsPro - El usario ingresó: s</text:p>
      <text:p text:style-name="P5">2015-05-04_19-29-05 - INF - alumnos - InsPro - Iniciando Instalación. Esta Ud. seguro? (S - N)</text:p>
      <text:p text:style-name="P5">2015-05-04_19-29-06 - INF - alumnos - InsPro - El usario ingresó: s</text:p>
      <text:p text:style-name="P5">2015-05-04_19-29-06 - INF - alumnos - InsPro - Creando Estructuras de directorio. . . .</text:p>
      <text:p text:style-name="P5">2015-05-04_19-29-06 - INF - alumnos - InsPro - /home/alumnos/git/sisop-4h/bin ...</text:p>
      <text:p text:style-name="P5">2015-05-04_19-29-06 - INF - alumnos - InsPro - /home/alumnos/git/sisop-4h/mae ...</text:p>
      <text:p text:style-name="P5">2015-05-04_19-29-06 - INF - alumnos - InsPro - /home/alumnos/git/sisop-4h/mae/tab ...</text:p>
      <text:p text:style-name="P5">2015-05-04_19-29-06 - INF - alumnos - InsPro - /home/alumnos/git/sisop-4h/mae/tab/ant ...</text:p>
      <text:p text:style-name="P5">2015-05-04_19-29-06 - INF - alumnos - InsPro - /home/alumnos/git/sisop-4h/novedades ...</text:p>
      <text:p text:style-name="P5">2015-05-04_19-29-06 - INF - alumnos - InsPro - /home/alumnos/git/sisop-4h/a_protocolizar ...</text:p>
      <text:p text:style-name="P5">2015-05-04_19-29-06 - INF - alumnos - InsPro - /home/alumnos/git/sisop-4h/rechazados ...</text:p>
      <text:p text:style-name="P5">2015-05-04_19-29-06 - INF - alumnos - InsPro - /home/alumnos/git/sisop-4h/protocolizados ...</text:p>
      <text:p text:style-name="P5">2015-05-04_19-29-06 - INF - alumnos - InsPro - /home/alumnos/git/sisop-4h/protocolizados/proc ...</text:p>
      <text:p text:style-name="P5">2015-05-04_19-29-06 - INF - alumnos - InsPro - /home/alumnos/git/sisop-4h/informes ...</text:p>
      <text:p text:style-name="P5"><text:soft-page-break/>2015-05-04_19-29-06 - INF - alumnos - InsPro - /home/alumnos/git/sisop-4h/log ...</text:p>
      <text:p text:style-name="P5">2015-05-04_19-29-06 - INF - alumnos - InsPro - Instalando Archivos Maestros y Tablas</text:p>
      <text:p text:style-name="P5">2015-05-04_19-29-06 - INF - alumnos - InsPro - Instalando Programas y Funciones</text:p>
      <text:p text:style-name="P5">2015-05-04_19-29-06 - INF - alumnos - InsPro - Actualizando la configuración del sistema</text:p>
      <text:p text:style-name="P5">2015-05-04_19-29-06 - INF - alumnos - InsPro - Instalación concluida exitosamente.</text:p>
      <text:p text:style-name="P5"/>
      <text:p text:style-name="P5">B – InsPro.conf</text:p>
      <text:p text:style-name="P5"/>
      <text:p text:style-name="P5">GRUPO=/home/alumnos/git/sisop-4h/=alumnos=lun may <text:s/>4 19:28:58 ART 2015</text:p>
      <text:p text:style-name="P5">CONFDIR=conf=alumnos=lun may <text:s/>4 19:28:58 ART 2015</text:p>
      <text:p text:style-name="P5">BINDIR=bin=alumnos=lun may <text:s/>4 19:29:00 ART 2015</text:p>
      <text:p text:style-name="P5">MAEDIR=mae=alumnos=lun may <text:s/>4 19:29:00 ART 2015</text:p>
      <text:p text:style-name="P5">NOVEDIR=novedades=alumnos=lun may <text:s/>4 19:29:00 ART 2015</text:p>
      <text:p text:style-name="P5">DATASIZE=100=alumnos=lun may <text:s/>4 19:29:01 ART 2015</text:p>
      <text:p text:style-name="P5">ACEPDIR=a_protocolizar=alumnos=lun may <text:s/>4 19:29:01 ART 2015</text:p>
      <text:p text:style-name="P5">RECHDIR=rechazados=alumnos=lun may <text:s/>4 19:29:01 ART 2015</text:p>
      <text:p text:style-name="P5">PROCDIR=protocolizados=alumnos=lun may <text:s/>4 19:29:02 ART 2015</text:p>
      <text:p text:style-name="P5">INFODIR=informes=alumnos=lun may <text:s/>4 19:29:02 ART 2015</text:p>
      <text:p text:style-name="P5">DUPDIR=dup=alumnos=lun may <text:s/>4 19:29:02 ART 2015</text:p>
      <text:p text:style-name="P5">LOGDIR=log=alumnos=lun may <text:s/>4 19:29:03 ART 2015</text:p>
      <text:p text:style-name="P5">LOGSIZE=400=alumnos=lun may <text:s/>4 19:29:03 ART 2015</text:p>
      <text:p text:style-name="P5"/>
      <text:p text:style-name="P5">C – IniPro.log</text:p>
      <text:p text:style-name="P5"/>
      <text:p text:style-name="P5">2015-05-04_19-33-24 - INF - alumnos - IniPro - proc: 12227</text:p>
      <text:p text:style-name="P5">2015-05-04_19-33-24 - INF - alumnos - IniPro - TP SO7508 Primer Cuatrimestre 2015. Tema H Copyright (c) Grupo 04.</text:p>
      <text:p text:style-name="P5"></text:p>
      <text:p text:style-name="P5">Directorio de Configuración: /home/alumnos/git/sisop-4h//conf</text:p>
      <text:p text:style-name="P5"></text:p>
      <text:p text:style-name="P5">Archivos: </text:p>
      <text:p text:style-name="P5"><text:soft-page-break/>InsPro.conf</text:p>
      <text:p text:style-name="P5">InsPro.conf~</text:p>
      <text:p text:style-name="P5">InsPro.log</text:p>
      <text:p text:style-name="P5"></text:p>
      <text:p text:style-name="P5"></text:p>
      <text:p text:style-name="P5">Directorio de Ejecutables: /home/alumnos/git/sisop-4h/bin</text:p>
      <text:p text:style-name="P5"></text:p>
      <text:p text:style-name="P5">Archivos: </text:p>
      <text:p text:style-name="P5">Glog.sh</text:p>
      <text:p text:style-name="P5">InfPro.pl</text:p>
      <text:p text:style-name="P5">IniPro.sh</text:p>
      <text:p text:style-name="P5">Mover.sh</text:p>
      <text:p text:style-name="P5">ProPro.sh</text:p>
      <text:p text:style-name="P5">RecPro.sh</text:p>
      <text:p text:style-name="P5">Start.sh</text:p>
      <text:p text:style-name="P5">Stop.sh</text:p>
      <text:p text:style-name="P5"></text:p>
      <text:p text:style-name="P5"></text:p>
      <text:p text:style-name="P5">Directorio de Maestros y Tablas: /home/alumnos/git/sisop-4h/mae</text:p>
      <text:p text:style-name="P5"></text:p>
      <text:p text:style-name="P5">Archivos: </text:p>
      <text:p text:style-name="P5">/home/alumnos/git/sisop-4h/mae:</text:p>
      <text:p text:style-name="P5">emisores.mae</text:p>
      <text:p text:style-name="P5">gestiones.mae</text:p>
      <text:p text:style-name="P5">normas.mae</text:p>
      <text:p text:style-name="P5">tab</text:p>
      <text:p text:style-name="P5"></text:p>
      <text:p text:style-name="P5">/home/alumnos/git/sisop-4h/mae/tab:</text:p>
      <text:p text:style-name="P5">ant</text:p>
      <text:p text:style-name="P5">axg.tab</text:p>
      <text:p text:style-name="P5">nxe.tab</text:p>
      <text:p text:style-name="P5"><text:soft-page-break/></text:p>
      <text:p text:style-name="P5">/home/alumnos/git/sisop-4h/mae/tab/ant:</text:p>
      <text:p text:style-name="P5"></text:p>
      <text:p text:style-name="P5"></text:p>
      <text:p text:style-name="P5">Directorio de recepción de documentos para protocolización: /home/alumnos/git/sisop-4h/novedades</text:p>
      <text:p text:style-name="P5"></text:p>
      <text:p text:style-name="P5">Directorio de Archivos Aceptados: /home/alumnos/git/sisop-4h/novedadesa_protocolizar</text:p>
      <text:p text:style-name="P5"></text:p>
      <text:p text:style-name="P5">Directorio de Archivos Rechazados: /home/alumnos/git/sisop-4h/novedadesrechazados</text:p>
      <text:p text:style-name="P5"></text:p>
      <text:p text:style-name="P5">Directorio de Archivos Protocolizados: /home/alumnos/git/sisop-4h/novedadesprotocolizados</text:p>
      <text:p text:style-name="P5"></text:p>
      <text:p text:style-name="P5">Directorio para informes y estadísticas: /home/alumnos/git/sisop-4h/novedadesinformes</text:p>
      <text:p text:style-name="P5"></text:p>
      <text:p text:style-name="P5">Nombre para el repositorio de duplicados: /home/alumnos/git/sisop-4h/novedades</text:p>
      <text:p text:style-name="P5"></text:p>
      <text:p text:style-name="P5">Directorio para Archivos de Log: /home/alumnos/git/sisop-4h/log</text:p>
      <text:p text:style-name="P5"></text:p>
      <text:p text:style-name="P5">Archivos: </text:p>
      <text:p text:style-name="P5">IniPro.log</text:p>
      <text:p text:style-name="P5">RecPro.sh.log</text:p>
      <text:p text:style-name="P5">Start.log</text:p>
      <text:p text:style-name="P5"></text:p>
      <text:p text:style-name="P5"></text:p>
      <text:p text:style-name="P5">Estado del Sistema: INICIALIZADO</text:p>
      <text:p text:style-name="P5"/>
      <text:p text:style-name="P5"/>
      <text:p text:style-name="P6">D - </text:p>
      <text:p text:style-name="P6">logs de RecPro, ProPro, resultados de InfPro</text:p>
      <text:p text:style-name="P9"/>
      <text:p text:style-name="P9"><text:soft-page-break/>Listado de Nuevas Funciones y/o Comandos Auxiliares:</text:p>
      <text:p text:style-name="P4"><text:line-break/><text:span text:style-name="T8">NINGUNA</text:span><text:line-break/><text:line-break/><text:span text:style-name="T3">Listado de DATOS:</text:span></text:p>
      <text:p text:style-name="P4"/>
      <text:p text:style-name="P4"/>
      <text:p text:style-name="P9"><text:span text:style-name="T3">Listado de Nuevos Archivo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8:53:56.607550471</meta:creation-date>
    <dc:date>2015-05-04T20:45:01.417130670</dc:date>
    <meta:editing-duration>PT52M23S</meta:editing-duration>
    <meta:editing-cycles>1</meta:editing-cycles>
    <meta:document-statistic meta:table-count="0" meta:image-count="0" meta:object-count="0" meta:page-count="9" meta:paragraph-count="162" meta:word-count="902" meta:character-count="7770" meta:non-whitespace-character-count="6793"/>
    <meta:generator>LibreOffice/4.2.8.2$Linux_X86_64 LibreOffice_project/420m0$Build-2</meta:generator>
  </office:meta>
</office:document-meta>
</file>